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d6819" officeooo:paragraph-rsid="001d6819"/>
    </style:style>
    <style:style style:name="P2" style:family="paragraph" style:parent-style-name="Standard">
      <style:paragraph-properties fo:text-align="start" style:justify-single-word="false"/>
      <style:text-properties officeooo:rsid="0021d76d" officeooo:paragraph-rsid="00200b0d"/>
    </style:style>
    <style:style style:name="P3" style:family="paragraph" style:parent-style-name="Heading_20_1">
      <style:paragraph-properties fo:break-before="page"/>
      <style:text-properties officeooo:rsid="0019cb05" officeooo:paragraph-rsid="0019cb0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2"/>
      <text:list text:style-name="Numbering_20_123">
        <text:list-item>
          <text:h text:style-name="P3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chapter" style:master-page-name="">
      <style:paragraph-properties fo:margin-top="0.423cm" fo:margin-bottom="0cm" style:contextual-spacing="false" fo:keep-together="always" style:page-number="auto" fo:keep-with-next="always"/>
      <style:text-properties fo:color="#000000" loext:opacity="100%" style:font-name="Calibri2" fo:font-family="Calibri" style:font-style-name="Normal" style:font-family-generic="swiss" style:font-pitch="variable" fo:font-size="16pt" fo:font-weight="bold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5b9bd5"/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ed7d31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Título_20_Car" style:display-name="Título Car" style:family="text" style:parent-style-name="Default_20_Paragraph_20_Font"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6pt" style:font-size-asian="16pt" style:font-size-complex="16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9.102cm" style:type="center"/>
          <style:tab-stop style:position="17.198cm" style:type="right"/>
        </style:tab-stops>
      </style:paragraph-properties>
      <style:text-properties officeooo:rsid="0016228f" officeooo:paragraph-rsid="0016228f"/>
    </style:style>
    <style:style style:name="MP2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95cm" style:type="center"/>
          <style:tab-stop style:position="17.198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officeooo:rsid="000fc028" officeooo:paragraph-rsid="000fc028" style:font-size-asian="9pt" style:font-size-complex="9pt"/>
    </style:style>
    <style:style style:name="MT1" style:family="text">
      <style:text-properties style:font-name="Calibri Light" fo:font-size="24pt" style:font-size-asian="24pt" style:font-size-complex="24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fc028" style:font-size-asian="9pt" style:font-size-complex="9pt"/>
    </style:style>
    <style:style style:name="MT4" style:family="text">
      <style:text-properties fo:font-size="9pt" officeooo:rsid="0016228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0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/>
      </style:header-style>
      <style:footer-style>
        <style:header-footer-properties fo:min-height="2.54cm" fo:margin-left="0cm" fo:margin-right="0cm" fo:margin-top="2.439cm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Carmona Feria<text:tab/><text:tab/>2º SMR</text:p>
      </style:header>
      <style:header-first>
        <text:p text:style-name="MP1"><text:tab/><text:tab/></text:p>
      </style:header-first>
      <style:footer>
        <text:p text:style-name="MP2" loext:marker-style-name="MT1"><text:tab/><text:page-number text:select-page="current">4</text:page-number><loext:content-control loext:id="1758779222"/></text:p>
        <text:p text:style-name="MP3" loext:marker-style-name="MT2"><text:span text:style-name="MT3">Álvaro Carmona Feria</text:span><text:span text:style-name="MT2"><text:tab/><text:tab/></text:span><text:span text:style-name="MT4">[Asignatura]</text:span></text:p>
        <text:p text:style-name="MP4"/>
        <text:p text:style-name="Footer"/>
      </style:footer>
      <style:footer-first>
        <text:p text:style-name="MP2" loext:marker-style-name="MT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00:44:27.352849800</meta:creation-date>
    <dc:language>es-ES</dc:language>
    <meta:editing-cycles>2</meta:editing-cycles>
    <meta:editing-duration>PT1M28S</meta:editing-duration>
    <meta:generator>LibreOffice/25.2.6.2$Windows_X86_64 LibreOffice_project/729c5bfe710f5eb71ed3bbde9e06a6065e9c6c5d</meta:generator>
    <dc:title>Plantilla para trabajos</dc:title>
    <dc:date>2025-11-09T00:56:24.627375400</dc:date>
    <meta:document-statistic meta:table-count="0" meta:image-count="0" meta:object-count="0" meta:page-count="3" meta:paragraph-count="9" meta:word-count="22" meta:character-count="140" meta:non-whitespace-character-count="116"/>
    <meta:user-defined meta:name="AppVersion">15.0000</meta:user-defined>
    <meta:template xlink:type="simple" xlink:actuate="onRequest" xlink:title="Plantilla para trabajos" xlink:href="../../../../AppData/Roaming/LibreOffice/4/user/template/Plantilla%20para%20trabajos.ott" meta:date="2025-11-09T00:44:26.753704000"/>
  </office:meta>
</office:document-meta>
</file>